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ource-code-pro" svg:font-family="source-code-pro, ui-monospace, 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text-properties officeooo:rsid="001e0be7" officeooo:paragraph-rsid="001e0be7"/>
    </style:style>
    <style:style style:name="P4" style:family="paragraph" style:parent-style-name="Standard">
      <style:text-properties officeooo:rsid="001e5ebe" officeooo:paragraph-rsid="001e5ebe"/>
    </style:style>
    <style:style style:name="P5" style:family="paragraph" style:parent-style-name="Standard">
      <style:text-properties officeooo:rsid="00219959" officeooo:paragraph-rsid="00219959"/>
    </style:style>
    <style:style style:name="P6" style:family="paragraph" style:parent-style-name="Standard">
      <style:text-properties officeooo:rsid="00242365" officeooo:paragraph-rsid="00242365"/>
    </style:style>
    <style:style style:name="P7" style:family="paragraph" style:parent-style-name="Standard">
      <style:text-properties officeooo:paragraph-rsid="00242365"/>
    </style:style>
    <style:style style:name="T1" style:family="text">
      <style:text-properties fo:color="#4ec9b0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c586c0"/>
    </style:style>
    <style:style style:name="T6" style:family="text">
      <style:text-properties officeooo:rsid="00201414"/>
    </style:style>
    <style:style style:name="T7" style:family="text">
      <style:text-properties officeooo:rsid="002179e0"/>
    </style:style>
    <style:style style:name="T8" style:family="text">
      <style:text-properties officeooo:rsid="00219959"/>
    </style:style>
    <style:style style:name="T9" style:family="text">
      <style:text-properties officeooo:rsid="00242365"/>
    </style:style>
    <style:style style:name="T10" style:family="text">
      <style:text-properties fo:font-variant="normal" fo:text-transform="none" fo:color="#bfc7d5" style:font-name="source-code-pro" fo:font-size="9pt" fo:letter-spacing="normal" fo:font-style="normal" fo:font-weight="bold"/>
    </style:style>
    <style:style style:name="T11" style:family="text">
      <style:text-properties fo:font-variant="normal" fo:text-transform="none" fo:color="#bfc7d5" style:font-name="source-code-pro" fo:font-size="9pt" fo:letter-spacing="normal" fo:font-style="normal" fo:font-weight="bold" officeooo:rsid="002423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Q: setup new project in linux?<text:line-break/></text:p>
      <text:p text:style-name="P6">Ans: <text:s/>open terminal </text:p>
      <text:p text:style-name="P7"><text:span text:style-name="T9">1. <text:s/></text:span><text:span text:style-name="T10">composer create-project laravel/laravel example-app</text:span></text:p>
      <text:p text:style-name="P7"><text:span text:style-name="T11">2. </text:span><text:span text:style-name="T10">composer global require laravel/installer</text:span></text:p>
      <text:p text:style-name="P6">now project created but show lock on folder</text:p>
      <text:p text:style-name="P6">to unlock the folder:-</text:p>
      <text:p text:style-name="P6"/>
      <text:p text:style-name="P6">sudo chmod -R 777 folder name <text:s text:c="2"/>:- use this command to unlock the folder </text:p>
      <text:p text:style-name="P6"/>
      <text:p text:style-name="P6"/>
      <text:p text:style-name="P6"/>
      <text:p text:style-name="P6"/>
      <text:p text:style-name="P6"/>
      <text:p text:style-name="P3">Q:- To set localhost:8000 default login project page</text:p>
      <text:p text:style-name="P3">Ans:</text:p>
      <text:p text:style-name="P1"><text:span text:style-name="T1">Route</text:span>::<text:span text:style-name="T2">get</text:span>(<text:span text:style-name="T3">'/'</text:span>, <text:span text:style-name="T4">function</text:span> () {</text:p>
      <text:p text:style-name="P2"/>
      <text:p text:style-name="P1"><text:span text:style-name="T5">return</text:span> <text:span text:style-name="T2">redirect</text:span>()-&gt;<text:span text:style-name="T2">route</text:span>(<text:span text:style-name="T3">'login'</text:span>);</text:p>
      <text:p text:style-name="P1">});</text:p>
      <text:p text:style-name="Standard"/>
      <text:p text:style-name="Standard"/>
      <text:p text:style-name="P4">Q: <text:s/><text:span text:style-name="T7">to send particular file in git instand of all files.</text:span></text:p>
      <text:p text:style-name="P4"/>
      <text:p text:style-name="P4">git add <text:span text:style-name="T6">f</text:span>ile_<text:span text:style-name="T6">path</text:span></text:p>
      <text:p text:style-name="P4"><text:s text:c="3"/>git add app/Http/Livewire/Checkout.php</text:p>
      <text:p text:style-name="P4">git commit -m "The message of your changes"</text:p>
      <text:p text:style-name="P4"/>
      <text:p text:style-name="P4">git push <text:span text:style-name="T8">origin branchname</text:span></text:p>
      <text:p text:style-name="P4"/>
      <text:p text:style-name="P4"/>
      <text:p text:style-name="P5">Q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ource-code-pro" svg:font-family="source-code-pro, ui-monospace, 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15:33:38.462541394</meta:creation-date>
    <meta:generator>LibreOffice/6.4.7.2$Linux_X86_64 LibreOffice_project/40$Build-2</meta:generator>
    <dc:date>2023-04-18T16:40:34.866007493</dc:date>
    <meta:editing-duration>PT2H56M40S</meta:editing-duration>
    <meta:editing-cycles>6</meta:editing-cycles>
    <meta:document-statistic meta:table-count="0" meta:image-count="0" meta:object-count="0" meta:page-count="1" meta:paragraph-count="18" meta:word-count="91" meta:character-count="596" meta:non-whitespace-character-count="511"/>
  </office:meta>
</office:document-meta>
</file>